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A0000023AEADA3E84.png"/>
  <manifest:file-entry manifest:media-type="image/png" manifest:full-path="Pictures/10000000000003560000023E23E7E8BE.png"/>
  <manifest:file-entry manifest:media-type="image/png" manifest:full-path="Pictures/1000020100000275000001DEAB65F892.png"/>
  <manifest:file-entry manifest:media-type="image/jpeg" manifest:full-path="Pictures/100000000000040000000300CBFF8793.jpg"/>
  <manifest:file-entry manifest:media-type="image/jpeg" manifest:full-path="Pictures/100000000000028000000168AE642426.jpg"/>
  <manifest:file-entry manifest:media-type="image/png" manifest:full-path="Pictures/10000000000005E10000030EAA4815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3.859cm"/>
    </style:style>
    <style:style style:name="pr4" style:family="presentation" style:parent-style-name="Standard-title">
      <style:graphic-properties fo:min-height="3.506cm"/>
    </style:style>
    <style:style style:name="P1" style:family="paragraph">
      <style:text-properties fo:color="#1c1c1c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333333" fo:font-family="Constantia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P4" style:family="paragraph">
      <style:text-properties fo:color="#333333" fo:font-family="Constantia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333333" fo:font-family="Constantia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6" style:family="paragraph">
      <style:text-properties fo:color="#333333" fo:font-family="Constant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7" style:family="paragraph">
      <style:text-properties fo:color="#333333" fo:font-family="Constantia" style:font-family-generic="roman" style:font-pitch="variable" fo:font-size="66pt" style:font-size-asian="66pt" style:font-size-complex="66pt"/>
    </style:style>
    <style:style style:name="T1" style:family="text">
      <style:text-properties fo:color="#1c1c1c" fo:font-family="'Arial Black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333333" fo:font-family="Constantia" style:font-family-generic="roman" style:font-pitch="variable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333333" fo:font-family="Constantia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333333" fo:font-family="Constantia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333333" fo:font-family="Constantia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font-family="Constantia" style:font-family-generic="roman" style:font-pitch="variable"/>
    </style:style>
    <style:style style:name="T7" style:family="text">
      <style:text-properties fo:color="#333333" fo:font-family="Constantia" style:font-family-generic="roman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1" draw:layer="layout" svg:width="25.199cm" svg:height="3.582cm" svg:x="1.401cm" svg:y="6.056cm" presentation:class="title" presentation:user-transformed="true">
          <draw:text-box>
            <text:p text:style-name="P1"><text:span text:style-name="T1">CatChat</text:span></text:p>
          </draw:text-box>
        </draw:frame>
        <draw:frame draw:style-name="gr1" draw:text-style-name="P2" draw:layer="layout" svg:width="13.758cm" svg:height="7.907cm" svg:x="13.042cm" svg:y="12.293cm">
          <draw:image xlink:href="Pictures/100000000000028000000168AE6424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01cm" svg:y="1.2cm" presentation:class="title" presentation:user-transformed="true">
          <draw:text-box>
            <text:p text:style-name="P3"><text:span text:style-name="T2">Introduction</text:span></text:p>
          </draw:text-box>
        </draw:frame>
        <draw:frame draw:style-name="gr1" draw:text-style-name="P2" draw:layer="layout" svg:width="18.6cm" svg:height="14.451cm" svg:x="4.545cm" svg:y="4.832cm">
          <draw:image xlink:href="Pictures/1000020100000275000001DEAB65F8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1" draw:text-style-name="P4" draw:layer="layout" svg:width="25.199cm" svg:height="3.506cm" svg:x="1.6cm" svg:y="7cm" presentation:class="title" presentation:user-transformed="true">
          <draw:text-box>
            <text:p text:style-name="P4"><text:span text:style-name="T3">Demonst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Tiers</text:span></text:p>
          </draw:text-box>
        </draw:frame>
        <draw:frame draw:style-name="gr1" draw:text-style-name="P2" draw:layer="layout" svg:width="26.546cm" svg:height="13.793cm" svg:x="0.8cm" svg:y="4.807cm">
          <draw:image xlink:href="Pictures/10000000000005E10000030EAA4815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Layered view</text:span></text:p>
          </draw:text-box>
        </draw:frame>
        <draw:frame draw:style-name="gr1" draw:text-style-name="P2" draw:layer="layout" svg:width="22.597cm" svg:height="15.188cm" svg:x="2.8cm" svg:y="4.212cm">
          <draw:image xlink:href="Pictures/10000000000003560000023E23E7E8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15.996cm" svg:x="1.4cm" svg:y="3.294cm" presentation:class="outline" presentation:user-transformed="true">
          <draw:text-box>
            <text:list text:style-name="L2">
              <text:list-item>
                <text:p><text:span text:style-name="T6">Backing Beans</text:span></text:p>
              </text:list-item>
              <text:list-item>
                <text:p><text:span text:style-name="T6">Icefaces</text:span></text:p>
                <text:p/>
              </text:list-item>
              <text:list-item>
                <text:p><text:span text:style-name="T6">Security</text:span></text:p>
              </text:list-item>
              <text:list-item>
                <text:p><text:span text:style-name="T6">Hash function</text:span></text:p>
                <text:p/>
              </text:list-item>
              <text:list-item>
                <text:p><text:span text:style-name="T6">JavaScript</text:span></text:p>
              </text:list-item>
              <text:list-item>
                <text:p><text:span text:style-name="T6">RESTful Services</text:span></text:p>
                <text:p/>
              </text:list-item>
            </text:list>
          </draw:text-box>
        </draw:frame>
        <draw:frame draw:style-name="gr1" draw:text-style-name="P2" draw:layer="layout" svg:width="12.964cm" svg:height="15.08cm" svg:x="13.236cm" svg:y="2.6cm">
          <draw:image xlink:href="Pictures/10000000000001EA0000023AEADA3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7" draw:layer="layout" svg:width="25.199cm" svg:height="3.506cm" svg:x="1.401cm" svg:y="7.294cm" presentation:class="title" presentation:user-transformed="true">
          <draw:text-box>
            <text:p text:style-name="P7"><text:span text:style-name="T7">Q&amp;A</text:span></text:p>
          </draw:text-box>
        </draw:frame>
        <draw:frame draw:style-name="gr1" draw:text-style-name="P2" draw:layer="layout" svg:width="12.2cm" svg:height="8.6cm" svg:x="15.8cm" svg:y="12.4cm">
          <draw:image xlink:href="Pictures/100000000000040000000300CBFF87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2T13:19:09.57</meta:creation-date>
    <meta:editing-duration>PT11M46S</meta:editing-duration>
    <meta:editing-cycles>2</meta:editing-cycles>
    <dc:date>2013-10-22T15:52:04.32</dc:date>
    <meta:document-statistic meta:object-count="48"/>
    <meta:generator>OpenOffice/4.0.1$Win32 OpenOffice.org_project/401m5$Build-9714</meta:generator>
  </office:meta>
</office:document-meta>
</file>